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2ef1" officeooo:paragraph-rsid="001e2ef1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gr1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2083in" fo:min-width="1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1.1146in" fo:min-width="1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1.1874in" fo:min-width="1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1.1354in" fo:min-width="1.1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ff" draw:textarea-horizontal-align="justify" draw:textarea-vertical-align="middle" draw:auto-grow-height="false" fo:min-height="0.9689in" fo:min-width="0.9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ffff" draw:textarea-horizontal-align="justify" draw:textarea-vertical-align="middle" draw:auto-grow-height="false" fo:min-height="0.8543in" fo:min-width="0.95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3" draw:text-style-name="P5" svg:width="0.9587in" svg:height="0.8543in" svg:x="0.0717in" svg:y="0.2862in"><text:p text:style-name="P3">Costumer</text:p><draw:enhanced-geometry svg:viewBox="0 0 21600 21600" draw:type="rectangle" draw:enhanced-path="M 0 0 L 21600 0 21600 21600 0 21600 0 0 Z N"/></draw:custom-shape><draw:custom-shape text:anchor-type="paragraph" draw:z-index="1" draw:name="Shape2" draw:style-name="gr12" draw:text-style-name="P4" svg:width="0.9689in" svg:height="0.9689in" svg:x="2.7071in" svg:y="0.2134in"><text:p text:style-name="P3">Item/Service</text:p><draw:enhanced-geometry svg:viewBox="0 0 21600 21600" draw:type="rectangle" draw:enhanced-path="M 0 0 L 21600 0 21600 21600 0 21600 0 0 Z N"/></draw:custom-shape><draw:custom-shape text:anchor-type="paragraph" draw:z-index="2" draw:name="Shape4" draw:style-name="gr11" draw:text-style-name="P4" svg:width="1.1358in" svg:height="1.1358in" svg:x="5.3319in" svg:y="0.0984in"><text:p text:style-name="P3">Sale</text:p><draw:enhanced-geometry svg:viewBox="0 0 21600 21600" draw:type="rectangle" draw:enhanced-path="M 0 0 L 21600 0 21600 21600 0 21600 0 0 Z N"/></draw:custom-shape><draw:custom-shape text:anchor-type="paragraph" draw:z-index="3" draw:name="Shape3" draw:style-name="gr10" draw:text-style-name="P4" svg:width="1.1878in" svg:height="1.1878in" svg:x="4.1965in" svg:y="2.4634in"><text:p text:style-name="P3">Sales Associate</text:p><draw:enhanced-geometry svg:viewBox="0 0 21600 21600" draw:type="rectangle" draw:enhanced-path="M 0 0 L 21600 0 21600 21600 0 21600 0 0 Z N"/></draw:custom-shape><draw:custom-shape text:anchor-type="paragraph" draw:z-index="4" draw:name="Shape5" draw:style-name="gr9" draw:text-style-name="P4" svg:width="1.115in" svg:height="1.115in" svg:x="1.1965in" svg:y="2.5571in"><text:p text:style-name="P3">Transaction</text:p><draw:enhanced-geometry svg:viewBox="0 0 21600 21600" draw:type="rectangle" draw:enhanced-path="M 0 0 L 21600 0 21600 21600 0 21600 0 0 Z N"/></draw:custom-shape><draw:line text:anchor-type="paragraph" draw:z-index="5" draw:name="Shape6" draw:style-name="gr4" draw:text-style-name="P3" svg:x1="1.0299in" svg:y1="0.6819in" svg:x2="2.7071in" svg:y2="0.7028in"><text:p/></draw:line><draw:line text:anchor-type="paragraph" draw:z-index="6" draw:name="Shape7" draw:style-name="gr4" draw:text-style-name="P3" svg:x1="3.6756in" svg:y1="0.6299in" svg:x2="5.2693in" svg:y2="0.6402in"><text:p/></draw:line><draw:line text:anchor-type="paragraph" draw:z-index="7" draw:name="Shape8" draw:style-name="gr4" draw:text-style-name="P3" svg:x1="2.311in" svg:y1="3.1508in" svg:x2="4.1756in" svg:y2="3.0673in"><text:p/></draw:line><draw:line text:anchor-type="paragraph" draw:z-index="8" draw:name="Shape9" draw:style-name="gr4" draw:text-style-name="P3" svg:x1="5.0299in" svg:y1="2.463in" svg:x2="5.7382in" svg:y2="1.2339in"><text:p/></draw:line><draw:frame text:anchor-type="paragraph" draw:z-index="9" draw:name="Shape11" draw:style-name="gr8" draw:text-style-name="P2" svg:width="0.6669in" svg:height="0.2398in" svg:x="1.5717in" svg:y="0.4425in"><draw:text-box><text:p>Chooses </text:p></draw:text-box></draw:frame><draw:frame text:anchor-type="paragraph" draw:z-index="10" draw:name="Shape12" draw:style-name="gr7" draw:text-style-name="P2" svg:width="0.7921in" svg:height="0.2295in" svg:x="4.1445in" svg:y="0.4008in"><draw:text-box><text:p>Contains </text:p></draw:text-box></draw:frame><draw:frame text:anchor-type="paragraph" draw:z-index="11" draw:name="Shape13" draw:style-name="gr6" draw:text-style-name="P2" svg:width="1.2189in" svg:height="0.2815in" svg:x="5.7382in" svg:y="1.7339in"><draw:text-box><text:p>Reviewed</text:p></draw:text-box></draw:frame><draw:frame text:anchor-type="paragraph" draw:z-index="12" draw:name="Shape14" draw:style-name="gr5" draw:text-style-name="P2" svg:width="0.9795in" svg:height="0.2606in" svg:x="2.8425in" svg:y="2.8071in"><draw:text-box><text:p>Completes</text:p></draw:text-box></draw:frame><draw:line text:anchor-type="paragraph" draw:z-index="13" draw:name="Shape10" draw:style-name="gr4" draw:text-style-name="P3" svg:x1="1.8839in" svg:y1="3.6717in" svg:x2="1.4256in" svg:y2="4.9114in"><text:p/></draw:line><draw:line text:anchor-type="paragraph" draw:z-index="14" draw:name="Shape15" draw:style-name="gr4" draw:text-style-name="P3" svg:x1="1.1969in" svg:y1="3.1713in" svg:x2="0.5925in" svg:y2="1.1402in"><text:p/></draw:line><draw:custom-shape text:anchor-type="paragraph" draw:z-index="15" draw:name="Shape16" draw:style-name="gr3" draw:text-style-name="P4" svg:width="1.2087in" svg:height="1.2087in" svg:x="1.1236in" svg:y="4.9425in"><text:p text:style-name="P3">Bank</text:p><draw:enhanced-geometry svg:viewBox="0 0 21600 21600" draw:type="rectangle" draw:enhanced-path="M 0 0 L 21600 0 21600 21600 0 21600 0 0 Z N"/></draw:custom-shape><draw:frame text:anchor-type="paragraph" draw:z-index="16" draw:name="Shape17" draw:style-name="gr2" draw:text-style-name="P2" svg:width="1.0213in" svg:height="0.3843in" svg:x="0.8736in" svg:y="1.7445in"><draw:text-box><text:p>Exchange Money</text:p></draw:text-box></draw:frame><draw:frame text:anchor-type="paragraph" draw:z-index="17" draw:name="Shape18" draw:style-name="gr1" draw:text-style-name="P2" svg:width="1.7398in" svg:height="0.4067in" svg:x="1.8839in" svg:y="4.1717in"><draw:text-box><text:p>Process Card Payment</text:p></draw:text-box></draw:frame>POS System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2T20:53:30.942169623</meta:creation-date>
    <dc:date>2020-02-02T21:28:18.349532224</dc:date>
    <meta:editing-duration>PT4M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3.2.2$Linux_X86_64 LibreOffice_project/e1663a74855acfc3cddf258a1b61ef869561d205</meta:generator>
  </office:meta>
</office:document-meta>
</file>